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44F80E21E0F61E7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52d81a" officeooo:paragraph-rsid="0052d81a"/>
    </style:style>
    <style:style style:name="P2" style:family="paragraph" style:parent-style-name="Header">
      <style:text-properties officeooo:rsid="001985ea" officeooo:paragraph-rsid="006f3d7d"/>
    </style:style>
    <style:style style:name="P3" style:family="paragraph" style:parent-style-name="Text_20_body">
      <style:paragraph-properties fo:text-align="justify" style:justify-single-word="false"/>
      <style:text-properties officeooo:paragraph-rsid="0077b24d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074a018" officeooo:paragraph-rsid="0074a018" style:font-size-asian="14pt" style:font-weight-asian="bold" style:font-size-complex="14pt" style:font-weight-complex="bold"/>
    </style:style>
    <style:style style:name="P6" style:family="paragraph" style:parent-style-name="Text_20_body" style:list-style-name="L13"/>
    <style:style style:name="P7" style:family="paragraph" style:parent-style-name="Text_20_body" style:list-style-name="L14"/>
    <style:style style:name="P8" style:family="paragraph" style:parent-style-name="Text_20_body" style:list-style-name="L15"/>
    <style:style style:name="P9" style:family="paragraph" style:parent-style-name="Text_20_body" style:list-style-name="L16"/>
    <style:style style:name="P10" style:family="paragraph" style:parent-style-name="Text_20_body" style:list-style-name="L17"/>
    <style:style style:name="P11" style:family="paragraph" style:parent-style-name="Text_20_body">
      <style:text-properties officeooo:paragraph-rsid="0074a018"/>
    </style:style>
    <style:style style:name="T1" style:family="text">
      <style:text-properties officeooo:rsid="001b6795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74a018"/>
    </style:style>
    <style:style style:name="T5" style:family="text">
      <style:text-properties fo:font-size="12pt" fo:font-weight="normal" officeooo:rsid="0074a018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75fdbb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77b24d" style:font-size-asian="12pt" style:font-weight-asian="normal" style:font-size-complex="12pt" style:font-weight-complex="normal"/>
    </style:style>
    <style:style style:name="T8" style:family="text">
      <style:text-properties officeooo:rsid="0075fdbb"/>
    </style:style>
    <style:style style:name="T9" style:family="text">
      <style:text-properties officeooo:rsid="0077b2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Projet : Mise en place d’une authentification centralisée Active Directory pour systèmes Linux</text:span></text:p>
      <text:p text:style-name="P4"><text:span text:style-name="T4">Contexte</text:span></text:p>
      <text:p text:style-name="P3"><text:span text:style-name="T6">Le projet </text:span><text:span text:style-name="T7">a été conçu et réalisé de manière autonome dans un environnement de laboratoire personnel, dans une démarche de montée en compétences e</text:span><text:span text:style-name="T5">t de mieux comprendre le rôles d’un Active Directory au sein d’un réseau d’entreprise. </text:span>Bien que les environnements utilisateurs soient majoritairement Windows, l’intégration de Linux à Active Directory répond à des besoins réels en entreprise, notamment pour la gestion centralisée des accès aux serveurs.</text:p>
      <text:p text:style-name="P5">Objectif du projet</text:p>
      <text:p text:style-name="Text_20_body">Mettre en place une authentification centralisée Active Directory pour des systèmes Linux, en reproduisant un cas réel d’infrastructure d’entreprise : gestion des comptes, accès SSH et droits administrateur, sans solutions tierces propriétaires.</text:p>
      <text:p text:style-name="Text_20_body">L’objectif principal était de comprendre et maîtriser les mécanismes sous-jacents (DNS, Kerberos, SSSD, PAM), et pas uniquement d’obtenir un fonctionnement “clé en main”.</text:p>
      <text:p text:style-name="P4">Architecture mise en place</text:p>
      <text:list xml:id="list2856484747" text:style-name="L13">
        <text:list-item>
          <text:p text:style-name="P6">Windows Server 2022</text:p>
          <text:list>
            <text:list-item>
              <text:p text:style-name="P6">Active Directory Domain Services</text:p>
            </text:list-item>
            <text:list-item>
              <text:p text:style-name="P6">DNS</text:p>
            </text:list-item>
            <text:list-item>
              <text:p text:style-name="P6">Kerberos (KDC)</text:p>
            </text:list-item>
          </text:list>
        </text:list-item>
        <text:list-item>
          <text:p text:style-name="P6">Debian GNU/Linux</text:p>
          <text:list>
            <text:list-item>
              <text:p text:style-name="P6">realmd</text:p>
            </text:list-item>
            <text:list-item>
              <text:p text:style-name="P6">SSSD</text:p>
            </text:list-item>
            <text:list-item>
              <text:p text:style-name="P6">PAM / NSS</text:p>
            </text:list-item>
          </text:list>
        </text:list-item>
        <text:list-item>
          <text:p text:style-name="P6">pfSense pour le routage</text:p>
        </text:list-item>
        <text:list-item>
          <text:p text:style-name="P6">Domaine : homelab.local</text:p>
        </text:list-item>
      </text:list>
      <text:p text:style-name="Text_20_body">Windows Server agit comme autorité d’authentification, Linux délègue l’authentification et le contrôle d’accès à AD.</text:p>
      <text:p text:style-name="P4"/>
      <text:p text:style-name="P4"/>
      <text:p text:style-name="P4"><text:soft-page-break/>Principe de fonctionnement</text:p>
      <text:list xml:id="list167168976" text:style-name="L14">
        <text:list-item>
          <text:p text:style-name="P7">Authentification Linux via Kerberos</text:p>
        </text:list-item>
        <text:list-item>
          <text:p text:style-name="P7">Résolution des identités et groupes via SSSD</text:p>
        </text:list-item>
        <text:list-item>
          <text:p text:style-name="P7">Contrôle d’accès assuré par PAM</text:p>
        </text:list-item>
        <text:list-item>
          <text:p text:style-name="P7">Accès explicitement filtré par groupes Active Directory</text:p>
          <text:list>
            <text:list-item>
              <text:p text:style-name="P7">linux-users : accès SSH</text:p>
            </text:list-item>
            <text:list-item>
              <text:p text:style-name="P7">linux-admins : accès SSH + sudo</text:p>
            </text:list-item>
          </text:list>
        </text:list-item>
        <text:list-item>
          <text:p text:style-name="P7">Aucun accès implicite via Domain Users</text:p>
        </text:list-item>
      </text:list>
      <text:p text:style-name="P4">Problèmes rencontrés (principaux)</text:p>
      <text:list xml:id="list210166227" text:style-name="L15">
        <text:list-item>
          <text:p text:style-name="P8">DNS : résolution FQDN incomplète, enregistrements AD manquants<text:line-break/>→ correction des enregistrements A / PTR / SRV côté AD</text:p>
        </text:list-item>
        <text:list-item>
          <text:p text:style-name="P8">Kerberos : erreurs lors de kinit malgré des identifiants valides<text:line-break/>→ incohérences DNS / realm, comptes AD désactivés, configuration krb5.conf</text:p>
        </text:list-item>
        <text:list-item>
          <text:p text:style-name="P8">SSSD / PAM : authentification réussie mais accès SSH refusé<text:line-break/>→ filtrage par groupes AD mal appliqué, cache SSSD non purgé</text:p>
        </text:list-item>
        <text:list-item>
          <text:p text:style-name="P8">Home directories : répertoires utilisateurs absents<text:line-break/>→ activation de la création automatique via PAM</text:p>
        </text:list-item>
      </text:list>
      <text:p text:style-name="Text_20_body">Ces incidents ont permis de différencier clairement authentification, autorisation et résolution de noms.</text:p>
      <text:p text:style-name="P4">Résultat final</text:p>
      <text:list xml:id="list4044296212" text:style-name="L16">
        <text:list-item>
          <text:p text:style-name="P9">Intégration complète et fonctionnelle entre Active Directory et Linux</text:p>
        </text:list-item>
        <text:list-item>
          <text:p text:style-name="P9">Accès SSH contrôlé par groupes AD</text:p>
        </text:list-item>
        <text:list-item>
          <text:p text:style-name="P9">Gestion des droits sudo via Active Directory</text:p>
        </text:list-item>
        <text:list-item>
          <text:p text:style-name="P9">Création automatique des répertoires utilisateurs</text:p>
        </text:list-item>
        <text:list-item>
          <text:p text:style-name="P9">Infrastructure stable et reproductible</text:p>
          <text:p text:style-name="P9"/>
        </text:list-item>
      </text:list>
      <text:p text:style-name="Text_20_body">La solution a été validée par des tests fonctionnels incluant des comptes autorisés et non autorisés, ainsi que des vérifications des accès SSH et des droits sudo.</text:p>
      <text:p text:style-name="Text_20_body"/>
      <text:p text:style-name="Text_20_body"><text:soft-page-break/><text:span text:style-name="T3">Compétences mises en avant</text:span></text:p>
      <text:list xml:id="list3459639578" text:style-name="L17">
        <text:list-item>
          <text:p text:style-name="P10">Administration Active Directory</text:p>
        </text:list-item>
        <text:list-item>
          <text:p text:style-name="P10">DNS (A, PTR, SRV)</text:p>
        </text:list-item>
        <text:list-item>
          <text:p text:style-name="P10">Kerberos</text:p>
        </text:list-item>
        <text:list-item>
          <text:p text:style-name="P10">Intégration Linux / AD (SSSD, PAM)</text:p>
        </text:list-item>
        <text:list-item>
          <text:p text:style-name="P10">Gestion des accès et des privilèges</text:p>
        </text:list-item>
        <text:list-item>
          <text:p text:style-name="P10">Diagnostic et résolution d’incidents systèmes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85ea" officeooo:paragraph-rsid="006f3d7d"/>
    </style:style>
    <style:style style:name="MP2" style:family="paragraph" style:parent-style-name="Footer">
      <style:text-properties officeooo:rsid="0052d81a" officeooo:paragraph-rsid="0052d81a"/>
    </style:style>
    <style:style style:name="MT1" style:family="text">
      <style:text-properties officeooo:rsid="001b679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odard<text:tab/><text:span text:style-name="MT1">Compte rendu de projet </text:span><draw:frame draw:style-name="Mfr1" draw:name="Image8" text:anchor-type="char" svg:x="13.914cm" svg:y="-0.476cm" svg:width="2.879cm" svg:height="2.879cm" draw:z-index="2"><draw:image xlink:href="Pictures/10000001000002000000020044F80E21E0F61E77.png" xlink:type="simple" xlink:show="embed" xlink:actuate="onLoad" draw:mime-type="image/png"/></draw:frame><text:line-break/>Joris<text:line-break/><text:line-break/></text:p>
      </style:header>
      <style:footer>
        <text:p text:style-name="MP2">Nexus Secure <text:s text:c="22"/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9:34:25.632010584</meta:creation-date>
    <meta:editing-duration>PT3H52M2S</meta:editing-duration>
    <meta:editing-cycles>84</meta:editing-cycles>
    <meta:generator>LibreOffice/7.3.7.2$Linux_X86_64 LibreOffice_project/30$Build-2</meta:generator>
    <dc:date>2025-12-21T16:31:28.952828593</dc:date>
    <meta:document-statistic meta:table-count="0" meta:image-count="1" meta:object-count="0" meta:page-count="3" meta:paragraph-count="49" meta:word-count="445" meta:character-count="2887" meta:non-whitespace-character-count="2496"/>
  </office:meta>
</office:document-meta>
</file>